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0.688cm"/>
    </style:style>
    <style:style style:name="Tabelle2.B" style:family="table-column">
      <style:table-column-properties style:column-width="4.978cm"/>
    </style:style>
    <style:style style:name="Tabelle2.C" style:family="table-column">
      <style:table-column-properties style:column-width="2.835cm"/>
    </style:style>
    <style:style style:name="Tabelle2.D" style:family="table-column">
      <style:table-column-properties style:column-width="0.707cm"/>
    </style:style>
    <style:style style:name="Tabelle2.E" style:family="table-column">
      <style:table-column-properties style:column-width="4.958cm"/>
    </style:style>
    <style:style style:name="Tabelle2.F" style:family="table-column">
      <style:table-column-properties style:column-width="2.847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F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6cm" style:rel-column-width="3212*"/>
    </style:style>
    <style:style style:name="Tabelle1.B" style:family="table-column">
      <style:table-column-properties style:column-width="4.941cm" style:rel-column-width="2801*"/>
    </style:style>
    <style:style style:name="Tabelle1.C" style:family="table-column">
      <style:table-column-properties style:column-width="6.394cm" style:rel-column-width="362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6a95"/>
    </style:style>
    <style:style style:name="P2" style:family="paragraph" style:parent-style-name="Standard">
      <style:paragraph-properties fo:text-align="center" style:justify-single-word="false"/>
      <style:text-properties officeooo:rsid="000a6a95" officeooo:paragraph-rsid="000a6a95"/>
    </style:style>
    <style:style style:name="P3" style:family="paragraph" style:parent-style-name="Standard">
      <style:paragraph-properties fo:text-align="start" style:justify-single-word="false"/>
      <style:text-properties officeooo:rsid="000a6a95" officeooo:paragraph-rsid="000a6a95"/>
    </style:style>
    <style:style style:name="P4" style:family="paragraph" style:parent-style-name="Standard">
      <style:text-properties officeooo:rsid="000a6a95" officeooo:paragraph-rsid="000a6a95"/>
    </style:style>
    <style:style style:name="P5" style:family="paragraph" style:parent-style-name="Standard">
      <style:paragraph-properties fo:text-align="start" style:justify-single-word="false"/>
      <style:text-properties officeooo:paragraph-rsid="00103dc1"/>
    </style:style>
    <style:style style:name="P6" style:family="paragraph" style:parent-style-name="Standard">
      <style:paragraph-properties fo:text-align="start" style:justify-single-word="false"/>
      <style:text-properties officeooo:rsid="000ca5b3" officeooo:paragraph-rsid="000ca5b3"/>
    </style:style>
    <style:style style:name="P7" style:family="paragraph" style:parent-style-name="Standard">
      <style:paragraph-properties fo:text-align="start" style:justify-single-word="false"/>
      <style:text-properties officeooo:rsid="000d712d" officeooo:paragraph-rsid="000d712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0d712d" officeooo:paragraph-rsid="000d712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d712d" officeooo:paragraph-rsid="000d712d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e332e" officeooo:paragraph-rsid="000e332e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f630e" officeooo:paragraph-rsid="000f630e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officeooo:rsid="000f630e" officeooo:paragraph-rsid="000f630e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normal" officeooo:rsid="0010107f" officeooo:paragraph-rsid="0010107f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0107f" officeooo:paragraph-rsid="0010107f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0107f" officeooo:paragraph-rsid="00103dc1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03dc1" officeooo:paragraph-rsid="00103dc1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weight="normal" officeooo:rsid="00103dc1" officeooo:paragraph-rsid="00103dc1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2901e" officeooo:paragraph-rsid="0012901e" style:font-weight-asian="normal" style:font-weight-complex="normal"/>
    </style:style>
    <style:style style:name="P19" style:family="paragraph" style:parent-style-name="Standard">
      <style:text-properties officeooo:paragraph-rsid="00171305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start" style:justify-single-word="false"/>
      <style:text-properties officeooo:paragraph-rsid="000b6cdd"/>
    </style:style>
    <style:style style:name="P22" style:family="paragraph" style:parent-style-name="Table_20_Contents">
      <style:paragraph-properties fo:text-align="start" style:justify-single-word="false"/>
      <style:text-properties officeooo:rsid="000a6a95" officeooo:paragraph-rsid="000a6a95"/>
    </style:style>
    <style:style style:name="P23" style:family="paragraph" style:parent-style-name="Table_20_Contents">
      <style:paragraph-properties fo:text-align="start" style:justify-single-word="false"/>
      <style:text-properties officeooo:rsid="000b6cdd" officeooo:paragraph-rsid="000b6cdd"/>
    </style:style>
    <style:style style:name="P24" style:family="paragraph" style:parent-style-name="Table_20_Contents">
      <style:paragraph-properties fo:text-align="start" style:justify-single-word="false"/>
      <style:text-properties officeooo:rsid="000ca5b3" officeooo:paragraph-rsid="000ca5b3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14319c" officeooo:paragraph-rsid="0014319c" style:font-weight-asian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officeooo:paragraph-rsid="0019b0cf"/>
    </style:style>
    <style:style style:name="P27" style:family="paragraph" style:parent-style-name="Standard">
      <style:paragraph-properties fo:text-align="start" style:justify-single-word="false"/>
      <style:text-properties officeooo:paragraph-rsid="0019b0cf"/>
    </style:style>
    <style:style style:name="P28" style:family="paragraph" style:parent-style-name="Standard">
      <style:paragraph-properties fo:text-align="center" style:justify-single-word="false"/>
      <style:text-properties officeooo:rsid="001d5b74" officeooo:paragraph-rsid="001d5b74"/>
    </style:style>
    <style:style style:name="P29" style:family="paragraph" style:parent-style-name="Standard">
      <style:paragraph-properties fo:text-align="start" style:justify-single-word="false"/>
      <style:text-properties officeooo:rsid="001d5b74" officeooo:paragraph-rsid="001d5b74"/>
    </style:style>
    <style:style style:name="P30" style:family="paragraph" style:parent-style-name="Standard">
      <style:paragraph-properties fo:text-align="start" style:justify-single-word="false"/>
      <style:text-properties officeooo:rsid="001d5b74" officeooo:paragraph-rsid="001e7ab7"/>
    </style:style>
    <style:style style:name="P31" style:family="paragraph" style:parent-style-name="Standard">
      <style:paragraph-properties fo:text-align="start" style:justify-single-word="false"/>
      <style:text-properties officeooo:rsid="001e7ab7" officeooo:paragraph-rsid="001e7ab7"/>
    </style:style>
    <style:style style:name="P32" style:family="paragraph" style:parent-style-name="Standard">
      <style:paragraph-properties fo:text-align="end" style:justify-single-word="false"/>
      <style:text-properties officeooo:rsid="001e7ab7" officeooo:paragraph-rsid="001e7ab7"/>
    </style:style>
    <style:style style:name="P33" style:family="paragraph" style:parent-style-name="Standard">
      <style:paragraph-properties fo:text-align="center" style:justify-single-word="false"/>
      <style:text-properties officeooo:rsid="001e88be" officeooo:paragraph-rsid="001e88be"/>
    </style:style>
    <style:style style:name="P34" style:family="paragraph" style:parent-style-name="Standard">
      <style:paragraph-properties fo:text-align="start" style:justify-single-word="false"/>
      <style:text-properties officeooo:rsid="001e88be" officeooo:paragraph-rsid="001e88be"/>
    </style:style>
    <style:style style:name="P35" style:family="paragraph" style:parent-style-name="Standard">
      <style:paragraph-properties fo:text-align="center" style:justify-single-word="false"/>
      <style:text-properties officeooo:rsid="00208107" officeooo:paragraph-rsid="00208107"/>
    </style:style>
    <style:style style:name="P36" style:family="paragraph" style:parent-style-name="Standard">
      <style:paragraph-properties fo:text-align="start" style:justify-single-word="false"/>
      <style:text-properties officeooo:rsid="00208107" officeooo:paragraph-rsid="00208107"/>
    </style:style>
    <style:style style:name="P37" style:family="paragraph" style:parent-style-name="Standard">
      <style:paragraph-properties fo:text-align="start" style:justify-single-word="false"/>
      <style:text-properties officeooo:rsid="00208107" officeooo:paragraph-rsid="00213c8a"/>
    </style:style>
    <style:style style:name="P38" style:family="paragraph" style:parent-style-name="Standard">
      <style:paragraph-properties fo:text-align="start" style:justify-single-word="false"/>
      <style:text-properties officeooo:rsid="00213c8a" officeooo:paragraph-rsid="00213c8a"/>
    </style:style>
    <style:style style:name="P39" style:family="paragraph" style:parent-style-name="Table_20_Contents">
      <style:paragraph-properties fo:text-align="start" style:justify-single-word="false"/>
      <style:text-properties officeooo:rsid="00208107" officeooo:paragraph-rsid="00208107"/>
    </style:style>
    <style:style style:name="P40" style:family="paragraph" style:parent-style-name="Table_20_Contents">
      <style:paragraph-properties fo:text-align="center" style:justify-single-word="false"/>
      <style:text-properties officeooo:rsid="00208107" officeooo:paragraph-rsid="00208107"/>
    </style:style>
    <style:style style:name="T1" style:family="text">
      <style:text-properties officeooo:rsid="000b6cdd"/>
    </style:style>
    <style:style style:name="T2" style:family="text">
      <style:text-properties officeooo:rsid="000ca5b3"/>
    </style:style>
    <style:style style:name="T3" style:family="text">
      <style:text-properties officeooo:rsid="000ea116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0107f" style:font-weight-asian="normal" style:font-weight-complex="normal"/>
    </style:style>
    <style:style style:name="T6" style:family="text">
      <style:text-properties fo:font-weight="normal" officeooo:rsid="00103dc1" style:font-weight-asian="normal" style:font-weight-complex="normal"/>
    </style:style>
    <style:style style:name="T7" style:family="text">
      <style:text-properties fo:font-weight="normal" officeooo:rsid="001b1b88" style:font-weight-asian="normal" style:font-weight-complex="normal"/>
    </style:style>
    <style:style style:name="T8" style:family="text">
      <style:text-properties fo:font-weight="normal" officeooo:rsid="0019b0cf" style:font-weight-asian="normal" style:font-weight-complex="normal"/>
    </style:style>
    <style:style style:name="T9" style:family="text">
      <style:text-properties fo:font-weight="normal" officeooo:rsid="001c86ab" style:font-weight-asian="normal" style:font-weight-complex="normal"/>
    </style:style>
    <style:style style:name="T10" style:family="text">
      <style:text-properties fo:font-weight="normal" officeooo:rsid="001e7ab7" style:font-weight-asian="normal" style:font-weight-complex="normal"/>
    </style:style>
    <style:style style:name="T11" style:family="text">
      <style:text-properties officeooo:rsid="0015e3cd"/>
    </style:style>
    <style:style style:name="T12" style:family="text">
      <style:text-properties officeooo:rsid="00171305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8ab3a" style:font-weight-asian="bold" style:font-weight-complex="bold"/>
    </style:style>
    <style:style style:name="T15" style:family="text">
      <style:text-properties officeooo:rsid="00211a55"/>
    </style:style>
    <style:style style:name="T16" style:family="text">
      <style:text-properties officeooo:rsid="00213c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rr Schneemann<text:tab/>s.schneemann@bsz7-leipzig.de<text:tab/>Min 2 LK auch unangekündigt</text:p>
      <text:p text:style-name="P4">Zusatzaufgaben anfragen möglich</text:p>
      <text:p text:style-name="P19"><text:span text:style-name="T11">Prüfungsthemen </text:span><text:span text:style-name="T12">siehe </text:span><text:span text:style-name="T11">IHK Handhabung </text:span></text:p>
      <text:p text:style-name="P1">________________________________________________________________________________</text:p>
      <text:p text:style-name="P1"/>
      <text:p text:style-name="P2">Qualitätsmanagement</text:p>
      <text:p text:style-name="P6">2.10.20 meine Vorstellung von SQ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row>
          <table:table-cell table:style-name="Tabelle2.A1" office:value-type="string">
            <text:p text:style-name="P22">A</text:p>
          </table:table-cell>
          <table:table-cell table:style-name="Tabelle2.A1" office:value-type="string">
            <text:p text:style-name="P22">Austausch, <text:span text:style-name="T1">Außeneinfluss, Anwenderfreundlich</text:span></text:p>
          </table:table-cell>
          <table:table-cell table:style-name="Tabelle2.A1" office:value-type="string">
            <text:p text:style-name="P20"/>
          </table:table-cell>
          <table:table-cell table:style-name="Tabelle2.A1" office:value-type="string">
            <text:p text:style-name="P22">N</text:p>
          </table:table-cell>
          <table:table-cell table:style-name="Tabelle2.A1" office:value-type="string">
            <text:p text:style-name="P23">Neutralität, Nachfrage</text:p>
          </table:table-cell>
          <table:table-cell table:style-name="Tabelle2.F1" office:value-type="string">
            <text:p text:style-name="P20"/>
          </table:table-cell>
        </table:table-row>
        <table:table-row>
          <table:table-cell table:style-name="Tabelle2.A2" office:value-type="string">
            <text:p text:style-name="P22">B</text:p>
          </table:table-cell>
          <table:table-cell table:style-name="Tabelle2.A2" office:value-type="string">
            <text:p text:style-name="P22">Beurteilung, <text:span text:style-name="T1">Behinderung</text:span></text:p>
          </table:table-cell>
          <table:table-cell table:style-name="Tabelle2.A2" office:value-type="string">
            <text:p text:style-name="P20"/>
          </table:table-cell>
          <table:table-cell table:style-name="Tabelle2.A2" office:value-type="string">
            <text:p text:style-name="P22">O</text:p>
          </table:table-cell>
          <table:table-cell table:style-name="Tabelle2.A2" office:value-type="string">
            <text:p text:style-name="P23">Orientierung</text:p>
          </table:table-cell>
          <table:table-cell table:style-name="Tabelle2.F2" office:value-type="string">
            <text:p text:style-name="P20"/>
          </table:table-cell>
        </table:table-row>
        <table:table-row>
          <table:table-cell table:style-name="Tabelle2.A2" office:value-type="string">
            <text:p text:style-name="P22">C</text:p>
          </table:table-cell>
          <table:table-cell table:style-name="Tabelle2.A2" office:value-type="string">
            <text:p text:style-name="P22">Chancen</text:p>
          </table:table-cell>
          <table:table-cell table:style-name="Tabelle2.A2" office:value-type="string">
            <text:p text:style-name="P20"/>
          </table:table-cell>
          <table:table-cell table:style-name="Tabelle2.A2" office:value-type="string">
            <text:p text:style-name="P22">P</text:p>
          </table:table-cell>
          <table:table-cell table:style-name="Tabelle2.A2" office:value-type="string">
            <text:p text:style-name="P22">Praktisch</text:p>
          </table:table-cell>
          <table:table-cell table:style-name="Tabelle2.F2" office:value-type="string">
            <text:p text:style-name="P20"/>
          </table:table-cell>
        </table:table-row>
        <table:table-row>
          <table:table-cell table:style-name="Tabelle2.A2" office:value-type="string">
            <text:p text:style-name="P22">D</text:p>
          </table:table-cell>
          <table:table-cell table:style-name="Tabelle2.A2" office:value-type="string">
            <text:p text:style-name="P22">Datenumfang</text:p>
          </table:table-cell>
          <table:table-cell table:style-name="Tabelle2.A2" office:value-type="string">
            <text:p text:style-name="P20"/>
          </table:table-cell>
          <table:table-cell table:style-name="Tabelle2.A2" office:value-type="string">
            <text:p text:style-name="P22">Q</text:p>
          </table:table-cell>
          <table:table-cell table:style-name="Tabelle2.A2" office:value-type="string">
            <text:p text:style-name="P24">Qualität, Quantität</text:p>
          </table:table-cell>
          <table:table-cell table:style-name="Tabelle2.F2" office:value-type="string">
            <text:p text:style-name="P20"/>
          </table:table-cell>
        </table:table-row>
        <table:table-row>
          <table:table-cell table:style-name="Tabelle2.A2" office:value-type="string">
            <text:p text:style-name="P22">E</text:p>
          </table:table-cell>
          <table:table-cell table:style-name="Tabelle2.A2" office:value-type="string">
            <text:p text:style-name="P22">Eingabe, <text:span text:style-name="T2">Exeptionhandling</text:span></text:p>
          </table:table-cell>
          <table:table-cell table:style-name="Tabelle2.A2" office:value-type="string">
            <text:p text:style-name="P20"/>
          </table:table-cell>
          <table:table-cell table:style-name="Tabelle2.A2" office:value-type="string">
            <text:p text:style-name="P22">R</text:p>
          </table:table-cell>
          <table:table-cell table:style-name="Tabelle2.A2" office:value-type="string">
            <text:p text:style-name="P23">Reguliert</text:p>
          </table:table-cell>
          <table:table-cell table:style-name="Tabelle2.F2" office:value-type="string">
            <text:p text:style-name="P20"/>
          </table:table-cell>
        </table:table-row>
        <table:table-row>
          <table:table-cell table:style-name="Tabelle2.A2" office:value-type="string">
            <text:p text:style-name="P22">F</text:p>
          </table:table-cell>
          <table:table-cell table:style-name="Tabelle2.A2" office:value-type="string">
            <text:p text:style-name="P23">Fehler</text:p>
          </table:table-cell>
          <table:table-cell table:style-name="Tabelle2.A2" office:value-type="string">
            <text:p text:style-name="P20"/>
          </table:table-cell>
          <table:table-cell table:style-name="Tabelle2.A2" office:value-type="string">
            <text:p text:style-name="P22">S</text:p>
          </table:table-cell>
          <table:table-cell table:style-name="Tabelle2.A2" office:value-type="string">
            <text:p text:style-name="P21"><text:span text:style-name="T1">Sicherer Code, </text:span><text:span text:style-name="T2">Standards</text:span></text:p>
          </table:table-cell>
          <table:table-cell table:style-name="Tabelle2.F2" office:value-type="string">
            <text:p text:style-name="P20"/>
          </table:table-cell>
        </table:table-row>
        <table:table-row>
          <table:table-cell table:style-name="Tabelle2.A2" office:value-type="string">
            <text:p text:style-name="P22">G</text:p>
          </table:table-cell>
          <table:table-cell table:style-name="Tabelle2.A2" office:value-type="string">
            <text:p text:style-name="P23">Grafik, <text:span text:style-name="T2">Global</text:span></text:p>
          </table:table-cell>
          <table:table-cell table:style-name="Tabelle2.A2" office:value-type="string">
            <text:p text:style-name="P20"/>
          </table:table-cell>
          <table:table-cell table:style-name="Tabelle2.A2" office:value-type="string">
            <text:p text:style-name="P22">T</text:p>
          </table:table-cell>
          <table:table-cell table:style-name="Tabelle2.A2" office:value-type="string">
            <text:p text:style-name="P23">Test</text:p>
          </table:table-cell>
          <table:table-cell table:style-name="Tabelle2.F2" office:value-type="string">
            <text:p text:style-name="P20"/>
          </table:table-cell>
        </table:table-row>
        <table:table-row>
          <table:table-cell table:style-name="Tabelle2.A2" office:value-type="string">
            <text:p text:style-name="P22">H</text:p>
          </table:table-cell>
          <table:table-cell table:style-name="Tabelle2.A2" office:value-type="string">
            <text:p text:style-name="P23">Haushaltung</text:p>
          </table:table-cell>
          <table:table-cell table:style-name="Tabelle2.A2" office:value-type="string">
            <text:p text:style-name="P20"/>
          </table:table-cell>
          <table:table-cell table:style-name="Tabelle2.A2" office:value-type="string">
            <text:p text:style-name="P22">U</text:p>
          </table:table-cell>
          <table:table-cell table:style-name="Tabelle2.A2" office:value-type="string">
            <text:p text:style-name="P22">User, Umdenken</text:p>
          </table:table-cell>
          <table:table-cell table:style-name="Tabelle2.F2" office:value-type="string">
            <text:p text:style-name="P20"/>
          </table:table-cell>
        </table:table-row>
        <table:table-row>
          <table:table-cell table:style-name="Tabelle2.A2" office:value-type="string">
            <text:p text:style-name="P22">I</text:p>
          </table:table-cell>
          <table:table-cell table:style-name="Tabelle2.A2" office:value-type="string">
            <text:p text:style-name="P23">Infrastruktur, Interaktion</text:p>
          </table:table-cell>
          <table:table-cell table:style-name="Tabelle2.A2" office:value-type="string">
            <text:p text:style-name="P20"/>
          </table:table-cell>
          <table:table-cell table:style-name="Tabelle2.A2" office:value-type="string">
            <text:p text:style-name="P22">V</text:p>
          </table:table-cell>
          <table:table-cell table:style-name="Tabelle2.A2" office:value-type="string">
            <text:p text:style-name="P23">Verwaltung, </text:p>
          </table:table-cell>
          <table:table-cell table:style-name="Tabelle2.F2" office:value-type="string">
            <text:p text:style-name="P20"/>
          </table:table-cell>
        </table:table-row>
        <table:table-row>
          <table:table-cell table:style-name="Tabelle2.A2" office:value-type="string">
            <text:p text:style-name="P22">J</text:p>
          </table:table-cell>
          <table:table-cell table:style-name="Tabelle2.A2" office:value-type="string">
            <text:p text:style-name="P24">Joy</text:p>
          </table:table-cell>
          <table:table-cell table:style-name="Tabelle2.A2" office:value-type="string">
            <text:p text:style-name="P20"/>
          </table:table-cell>
          <table:table-cell table:style-name="Tabelle2.A2" office:value-type="string">
            <text:p text:style-name="P22">W</text:p>
          </table:table-cell>
          <table:table-cell table:style-name="Tabelle2.A2" office:value-type="string">
            <text:p text:style-name="P23">Web, Wartung</text:p>
          </table:table-cell>
          <table:table-cell table:style-name="Tabelle2.F2" office:value-type="string">
            <text:p text:style-name="P20"/>
          </table:table-cell>
        </table:table-row>
        <table:table-row>
          <table:table-cell table:style-name="Tabelle2.A2" office:value-type="string">
            <text:p text:style-name="P22">K</text:p>
          </table:table-cell>
          <table:table-cell table:style-name="Tabelle2.A2" office:value-type="string">
            <text:p text:style-name="P23">Kapazität</text:p>
          </table:table-cell>
          <table:table-cell table:style-name="Tabelle2.A2" office:value-type="string">
            <text:p text:style-name="P20"/>
          </table:table-cell>
          <table:table-cell table:style-name="Tabelle2.A2" office:value-type="string">
            <text:p text:style-name="P22">X</text:p>
          </table:table-cell>
          <table:table-cell table:style-name="Tabelle2.A2" office:value-type="string">
            <text:p text:style-name="P20"/>
          </table:table-cell>
          <table:table-cell table:style-name="Tabelle2.F2" office:value-type="string">
            <text:p text:style-name="P20"/>
          </table:table-cell>
        </table:table-row>
        <table:table-row>
          <table:table-cell table:style-name="Tabelle2.A2" office:value-type="string">
            <text:p text:style-name="P22">L</text:p>
          </table:table-cell>
          <table:table-cell table:style-name="Tabelle2.A2" office:value-type="string">
            <text:p text:style-name="P23">Logik</text:p>
          </table:table-cell>
          <table:table-cell table:style-name="Tabelle2.A2" office:value-type="string">
            <text:p text:style-name="P20"/>
          </table:table-cell>
          <table:table-cell table:style-name="Tabelle2.A2" office:value-type="string">
            <text:p text:style-name="P22">Y</text:p>
          </table:table-cell>
          <table:table-cell table:style-name="Tabelle2.A2" office:value-type="string">
            <text:p text:style-name="P20"/>
          </table:table-cell>
          <table:table-cell table:style-name="Tabelle2.F2" office:value-type="string">
            <text:p text:style-name="P20"/>
          </table:table-cell>
        </table:table-row>
        <table:table-row>
          <table:table-cell table:style-name="Tabelle2.A2" office:value-type="string">
            <text:p text:style-name="P22">M</text:p>
          </table:table-cell>
          <table:table-cell table:style-name="Tabelle2.A2" office:value-type="string">
            <text:p text:style-name="P23">Menschen</text:p>
          </table:table-cell>
          <table:table-cell table:style-name="Tabelle2.A2" office:value-type="string">
            <text:p text:style-name="P20"/>
          </table:table-cell>
          <table:table-cell table:style-name="Tabelle2.A2" office:value-type="string">
            <text:p text:style-name="P22">Z</text:p>
          </table:table-cell>
          <table:table-cell table:style-name="Tabelle2.A2" office:value-type="string">
            <text:p text:style-name="P22">Zukunft</text:p>
          </table:table-cell>
          <table:table-cell table:style-name="Tabelle2.F2" office:value-type="string">
            <text:p text:style-name="P20"/>
          </table:table-cell>
        </table:table-row>
      </table:table>
      <text:p text:style-name="P3"/>
      <text:p text:style-name="P7">Inhalte</text:p>
      <text:p text:style-name="P7">- Vorgehensmodelle</text:p>
      <text:p text:style-name="P7">- Analyse- und Design-Verfahren und -dokumente</text:p>
      <text:p text:style-name="P7">- Gütekriterien</text:p>
      <text:p text:style-name="P7">- Softwaretest</text:p>
      <text:p text:style-name="P7">- Gestaltungsrichtlinien</text:p>
      <text:p text:style-name="P7">→ alles im EA-Bezug (Entwicklung und Bereitstellung von Anwendung)</text:p>
      <text:p text:style-name="P7">________________________________________________________________________________</text:p>
      <text:p text:style-name="P7"/>
      <text:p text:style-name="P8">Vorgehensmodelle</text:p>
      <text:p text:style-name="P9"/>
      <text:p text:style-name="P10">Vorgehensmodelle dienen der Strukturierung eines Vorhabens in Phasen, mit dem Ziel, Komplexität beherrschbar zu mache.</text:p>
      <text:p text:style-name="P10"/>
      <text:p text:style-name="P10">D<text:span text:style-name="T3">i</text:span>vide and conquer</text:p>
      <text:p text:style-name="P10"/>
      <text:p text:style-name="P10">Die Phasen dienen der Zuordnung zu </text:p>
      <text:p text:style-name="P10">- zeitlichen</text:p>
      <text:p text:style-name="P10">- fachlichen</text:p>
      <text:p text:style-name="P10">- organisatorischen Aspekten.</text:p>
      <text:p text:style-name="P10"/>
      <text:p text:style-name="P12">Arten von Vorgehensmodellen</text:p>
      <text:p text:style-name="P11">- Sequenzielle V.</text:p>
      <text:p text:style-name="P11">- Nebenläufige V.</text:p>
      <text:p text:style-name="P11">- Inkrementelle (Zyklisch) V.</text:p>
      <text:p text:style-name="P11"><text:soft-page-break/>- Spezielle V./ Mischmodelle</text:p>
      <text:p text:style-name="P13">Sequenzielle Vorgehensmodelle</text:p>
      <text:p text:style-name="P14">- Eine Phase startet nach Abschluss der vorherigen Phase</text:p>
      <text:p text:style-name="P14">- geringer Managementaufwand</text:p>
      <text:p text:style-name="P14">- Projektdauer = Summe der Phasendauern</text:p>
      <text:p text:style-name="P14">- setzt „endgültige“ Definitionen voraus (3% Anforderungsänderung pro Monat)</text:p>
      <text:p text:style-name="P14">(</text:p>
      <text:p text:style-name="P16">Brooks’ Law</text:p>
      <text:p text:style-name="P5"><text:span text:style-name="T5">„adding menpower </text:span><text:span text:style-name="T6">to a late software project makes it later“</text:span><text:span text:style-name="T5"> </text:span></text:p>
      <text:p text:style-name="P15">(Kommunikationsaufwand explodiert)</text:p>
      <text:p text:style-name="P14">)</text:p>
      <text:p text:style-name="P14"/>
      <text:p text:style-name="P17">Beispiel: Wasserfallmodell</text:p>
      <text:p text:style-name="P16"/>
      <text:p text:style-name="P18">Analyse → Konzept → Implementation → Test → Betrieb → Wartung</text:p>
      <text:p text:style-name="P18"/>
      <text:p text:style-name="P18">- jede Phase erzeugt ein Dokument</text:p>
      <text:p text:style-name="P18">- sequenzieller Ablauf mit Rückkopplung auf Nachbarphasen (bei Bedarf)</text:p>
      <text:p text:style-name="P18"/>
      <text:p text:style-name="P18">erweitertes Wasserfallmodell läuft auch Rückwerts wenn Änderungen auftreten</text:p>
      <text:p text:style-name="P18"/>
      <text:p text:style-name="P25">(<text:span text:style-name="T13">sehr </text:span><text:span text:style-name="T14">Prüfungsrelevant</text:span> in Abschlussprüfung: ich habe Vorgehensmodell XY benutzt, weil …)</text:p>
      <text:p text:style-name="P25"/>
      <text:p text:style-name="P26"><text:span text:style-name="T9">1.3 </text:span><text:span text:style-name="T7">Inkrementelle</text:span><text:span text:style-name="T8"> Vorgehensmodelle</text:span></text:p>
      <text:p text:style-name="P27"><text:span text:style-name="T8">- „</text:span><text:span text:style-name="T7">Zyklische</text:span><text:span text:style-name="T8">“ </text:span><text:span text:style-name="T7">Wiederholung der Pahsaen, bis das Ziel erreicht ist</text:span></text:p>
      <text:p text:style-name="P27"><text:span text:style-name="T7">- jedes Inkrement durchläuft für ein Teilproblem alle Phasen („Lego Bauanleitung“ Beispiel)</text:span></text:p>
      <text:p text:style-name="P27"><text:span text:style-name="T7">- besseres Reagieren auf Änderungen</text:span></text:p>
      <text:p text:style-name="P27"><text:span text:style-name="T7">- Höherer Steuerungsaufwand</text:span></text:p>
      <text:p text:style-name="P27"><text:span text:style-name="T7"/></text:p>
      <text:p text:style-name="P28"><text:span text:style-name="T7">1.</text:span><text:span text:style-name="T4">3.1 Scrum</text:span></text:p>
      <text:p text:style-name="P31"><text:span text:style-name="T4">Erklärung:</text:span></text:p>
      <text:p text:style-name="P29"><text:span text:style-name="T4">Anforderungen → Ausgewählte Anforderungen → </text:span><text:span text:style-name="T10">Bearbeitung → Fertiges (Teil-)Produkt</text:span></text:p>
      <text:p text:style-name="P31"><text:span text:style-name="T4">Modell:</text:span></text:p>
      <text:p text:style-name="P30"><text:span text:style-name="T4">Produkt-Backlog → Sprint-Backlog → Sprint </text:span><text:span text:style-name="T10">30 Tage(Bearbeitung der Anforderungen (aller 24h))</text:span><text:span text:style-name="T4"> → lauffähige, inkrementelle verbesserte Software</text:span></text:p>
      <text:p text:style-name="P32"><text:span text:style-name="T4">(Pflichtenheft und Lastenheft sehr Prüfungsrelevant)</text:span></text:p>
      <text:p text:style-name="P31"><text:span text:style-name="T4"/></text:p>
      <text:p text:style-name="P33"><text:span text:style-name="T4">1.4 Zusammenfassung</text:span></text:p>
      <text:p text:style-name="P34"><text:span text:style-name="T4">- jedes Projekt sollte ein Vorgehensmodell nutzen</text:span></text:p>
      <text:p text:style-name="P34"><text:span text:style-name="T4">- Auswahl stark abhängig von …</text:span></text:p>
      <text:p text:style-name="P34"><text:span text:style-name="T4"><text:tab/>- Ziel (Qualität, Termintreue, Budget)</text:span></text:p>
      <text:p text:style-name="P34"><text:span text:style-name="T4"><text:tab/>- Team-, Projektgröße</text:span></text:p>
      <text:p text:style-name="P34"><text:span text:style-name="T4"><text:tab/>- Erfahrung (Projektmanager, Business-Domäne)</text:span></text:p>
      <text:p text:style-name="P34"><text:span text:style-name="T4"/></text:p>
      <text:p text:style-name="P35"><text:span text:style-name="T4"/></text:p>
      <text:p text:style-name="P35"><text:span text:style-name="T4"/></text:p>
      <text:p text:style-name="P35"><text:span text:style-name="T4"/></text:p>
      <text:p text:style-name="P35"><text:span text:style-name="T4"/></text:p>
      <text:p text:style-name="P35"><text:span text:style-name="T4"/></text:p>
      <text:p text:style-name="P35"><text:span text:style-name="T4"/></text:p>
      <text:p text:style-name="P35"><text:span text:style-name="T4"/></text:p>
      <text:p text:style-name="P35"><text:span text:style-name="T4"/></text:p>
      <text:p text:style-name="P35"><text:soft-page-break/><text:span text:style-name="T4">Software-Qualitätsmerkmale (ISO/IEC 25000 bzw 9126)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37"><text:span text:style-name="T4">1 Funktionalität (Functionality)</text:span></text:p>
          </table:table-cell>
          <table:table-cell table:style-name="Tabelle1.A1" office:value-type="string">
            <text:p text:style-name="P40">Beschreibung</text:p>
          </table:table-cell>
          <table:table-cell table:style-name="Tabelle1.C1" office:value-type="string">
            <text:p text:style-name="P40">Teilaspekte</text:p>
          </table:table-cell>
        </table:table-row>
        <table:table-row>
          <table:table-cell table:style-name="Tabelle1.A2" office:value-type="string">
            <text:p text:style-name="P38"><text:span text:style-name="T4">Beschreibung</text:span></text:p>
          </table:table-cell>
          <table:table-cell table:style-name="Tabelle1.A2" office:value-type="string">
            <text:p text:style-name="P39">~ bedeutet das vorhanden sein von Funktionen, die definierte Anforderungen erfüllen.</text:p>
          </table:table-cell>
          <table:table-cell table:style-name="Tabelle1.C2" office:value-type="string">
            <text:p text:style-name="P39">- Angemessenheit („verfrühte Optimierung ist Wurzel vielen Übels“)<text:line-break/>- Interoperabilität</text:p>
            <text:p text:style-name="P39">- <text:span text:style-name="T15">Ordnungsmäßigkeit</text:span></text:p>
            <text:p text:style-name="P39">- <text:span text:style-name="T15">Richtigkeit (alles was nicht allgemeiner Logik entspricht)</text:span></text:p>
            <text:p text:style-name="P39">- <text:span text:style-name="T15">Sicherheit</text:span></text:p>
            <text:p text:style-name="P39">- <text:span text:style-name="T15">Konformität </text:span><text:span text:style-name="T16">(„dem Stand der Technik entsprechend“)</text:span></text:p>
          </table:table-cell>
        </table:table-row>
        <table:table-row>
          <table:table-cell table:style-name="Tabelle1.A2" office:value-type="string">
            <text:p text:style-name="P38"/>
          </table:table-cell>
          <table:table-cell table:style-name="Tabelle1.A2" office:value-type="string">
            <text:p text:style-name="P39"/>
          </table:table-cell>
          <table:table-cell table:style-name="Tabelle1.C2" office:value-type="string">
            <text:p text:style-name="P39"/>
          </table:table-cell>
        </table:table-row>
      </table:table>
      <text:p text:style-name="P36"><text:span text:style-name="T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2T10:01:45.018000000</meta:creation-date>
    <dc:date>2020-11-27T13:23:18.685000000</dc:date>
    <meta:editing-duration>PT1H31M59S</meta:editing-duration>
    <meta:editing-cycles>18</meta:editing-cycles>
    <meta:generator>LibreOffice/7.0.1.2$Windows_X86_64 LibreOffice_project/7cbcfc562f6eb6708b5ff7d7397325de9e764452</meta:generator>
    <meta:document-statistic meta:table-count="2" meta:image-count="0" meta:object-count="0" meta:page-count="3" meta:paragraph-count="120" meta:word-count="395" meta:character-count="3139" meta:non-whitespace-character-count="2857"/>
  </office:meta>
</office:document-meta>
</file>